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Action Tracker</text:p>
      <text:p text:style-name="Standard"/>
      <text:p text:style-name="P1">Tracker Review/Update Date: <text:span text:style-name="T5">01/07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User Manual.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2745900621" text:style-name="L1">
              <text:list-header>
                <text:p text:style-name="P6">Customer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384848853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496837035" text:continue-numbering="true" text:style-name="L1">
              <text:list-header>
                <text:p text:style-name="P8">Employee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88859625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025293557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616422527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9:20:19</dc:date>
    <dc:creator>jaipal </dc:creator>
    <meta:editing-duration>PT1H59M30S</meta:editing-duration>
    <meta:editing-cycles>122</meta:editing-cycles>
    <meta:document-statistic meta:table-count="1" meta:image-count="1" meta:object-count="0" meta:page-count="1" meta:paragraph-count="37" meta:word-count="67" meta:character-count="471" meta:non-whitespace-character-count="423"/>
  </office:meta>
</office:document-meta>
</file>